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Hindi" svg:font-family="'Lohit Hindi'"/>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break-before="auto" fo:break-after="auto" fo:padding="0cm" fo:border="none" style:writing-mode="lr-tb"/>
    </style:style>
    <style:style style:name="P2" style:family="paragraph" style:parent-style-name="Standard">
      <style:paragraph-properties fo:line-height="100%" fo:break-before="auto" fo:break-after="auto" fo:padding="0cm" fo:border="none" style:writing-mode="lr-tb"/>
      <style:text-properties officeooo:rsid="0004eb4a" officeooo:paragraph-rsid="0004eb4a"/>
    </style:style>
    <style:style style:name="P3" style:family="paragraph" style:parent-style-name="Standard">
      <style:paragraph-properties fo:line-height="100%" fo:break-before="auto" fo:break-after="auto" fo:padding="0cm" fo:border="none" style:writing-mode="lr-tb"/>
      <style:text-properties officeooo:rsid="0009c11b" officeooo:paragraph-rsid="0009c11b"/>
    </style:style>
    <style:style style:name="P4" style:family="paragraph" style:parent-style-name="Standard">
      <style:paragraph-properties fo:line-height="100%" fo:break-before="auto" fo:break-after="auto" fo:padding="0cm" fo:border="none" style:writing-mode="lr-tb"/>
      <style:text-properties officeooo:rsid="000b44ef" officeooo:paragraph-rsid="000b44ef"/>
    </style:style>
    <style:style style:name="P5" style:family="paragraph" style:parent-style-name="Standard">
      <style:paragraph-properties fo:margin-top="0cm" fo:margin-bottom="0cm" style:contextual-spacing="false" fo:line-height="115%" fo:text-align="start" style:justify-single-word="false" fo:break-before="auto" fo:break-after="auto" fo:padding="0cm" fo:border="none" style:writing-mode="lr-tb"/>
    </style:style>
    <style:style style:name="P6" style:family="paragraph" style:parent-style-name="Standard">
      <style:paragraph-properties fo:margin-top="0cm" fo:margin-bottom="0cm" style:contextual-spacing="false" fo:line-height="115%" fo:text-align="start" style:justify-single-word="false" fo:padding="0cm" fo:border="none" style:writing-mode="lr-tb"/>
    </style:style>
    <style:style style:name="P7" style:family="paragraph" style:parent-style-name="Standard">
      <style:paragraph-properties fo:margin-top="0cm" fo:margin-bottom="0cm" style:contextual-spacing="false" fo:line-height="115%" fo:text-align="start" style:justify-single-word="false" fo:padding="0cm" fo:border="none" style:writing-mode="lr-tb"/>
      <style:text-properties officeooo:rsid="0004eb4a" officeooo:paragraph-rsid="0004eb4a"/>
    </style:style>
    <style:style style:name="P8" style:family="paragraph" style:parent-style-name="Standard">
      <style:paragraph-properties fo:line-height="100%" fo:padding="0cm" fo:border="none" style:writing-mode="lr-tb"/>
      <style:text-properties officeooo:rsid="0004eb4a" officeooo:paragraph-rsid="0004eb4a"/>
    </style:style>
    <style:style style:name="P9" style:family="paragraph" style:parent-style-name="Standard">
      <style:paragraph-properties fo:line-height="100%" fo:padding="0cm" fo:border="none" style:writing-mode="lr-tb"/>
    </style:style>
    <style:style style:name="P10" style:family="paragraph" style:parent-style-name="Standard">
      <style:paragraph-properties fo:line-height="100%" fo:padding="0cm" fo:border="none" style:writing-mode="lr-tb"/>
      <style:text-properties officeooo:rsid="0005aad0" officeooo:paragraph-rsid="0005aad0"/>
    </style:style>
    <style:style style:name="P11" style:family="paragraph" style:parent-style-name="Standard">
      <style:paragraph-properties fo:line-height="100%" fo:padding="0cm" fo:border="none" style:writing-mode="lr-tb"/>
      <style:text-properties officeooo:rsid="00072f89" officeooo:paragraph-rsid="00072f89"/>
    </style:style>
    <style:style style:name="P12" style:family="paragraph" style:parent-style-name="Standard">
      <style:paragraph-properties fo:line-height="100%" fo:padding="0cm" fo:border="none" style:writing-mode="lr-tb"/>
      <style:text-properties officeooo:rsid="0007fbd0" officeooo:paragraph-rsid="0007fbd0"/>
    </style:style>
    <style:style style:name="P13" style:family="paragraph" style:parent-style-name="Standard">
      <style:paragraph-properties fo:line-height="100%" fo:padding="0cm" fo:border="none" style:writing-mode="lr-tb"/>
      <style:text-properties officeooo:rsid="00099f2c" officeooo:paragraph-rsid="00099f2c"/>
    </style:style>
    <style:style style:name="P14" style:family="paragraph" style:parent-style-name="Standard">
      <style:paragraph-properties fo:line-height="100%" fo:padding="0cm" fo:border="none" style:writing-mode="lr-tb"/>
      <style:text-properties officeooo:rsid="0009c11b" officeooo:paragraph-rsid="0009c11b"/>
    </style:style>
    <style:style style:name="P15" style:family="paragraph" style:parent-style-name="Standard">
      <style:paragraph-properties fo:line-height="100%" fo:padding="0cm" fo:border="none" style:writing-mode="lr-tb"/>
      <style:text-properties officeooo:rsid="000b44ef" officeooo:paragraph-rsid="000b44ef"/>
    </style:style>
    <style:style style:name="P16" style:family="paragraph" style:parent-style-name="Standard">
      <style:paragraph-properties fo:line-height="100%" fo:padding="0cm" fo:border="none" style:writing-mode="lr-tb"/>
      <style:text-properties officeooo:rsid="000cbd9f" officeooo:paragraph-rsid="000cbd9f"/>
    </style:style>
    <style:style style:name="P17" style:family="paragraph" style:parent-style-name="Standard">
      <style:paragraph-properties fo:line-height="100%" fo:padding="0cm" fo:border="none" style:writing-mode="lr-tb"/>
      <style:text-properties officeooo:rsid="00148bf4" officeooo:paragraph-rsid="00148bf4"/>
    </style:style>
    <style:style style:name="P18" style:family="paragraph" style:parent-style-name="Standard" style:master-page-name="Standard">
      <style:paragraph-properties fo:line-height="100%" style:page-number="auto" fo:break-before="auto" fo:break-after="auto" fo:padding="0cm" fo:border="none" style:writing-mode="lr-tb"/>
    </style:style>
    <style:style style:name="P19" style:family="paragraph" style:parent-style-name="Standard">
      <style:paragraph-properties fo:line-height="100%" fo:padding="0cm" fo:border="none" style:writing-mode="lr-tb"/>
      <style:text-properties officeooo:rsid="0014b122" officeooo:paragraph-rsid="0014b122"/>
    </style:style>
    <style:style style:name="T1" style:family="text">
      <style:text-properties officeooo:rsid="000f7a61"/>
    </style:style>
    <style:style style:name="T2" style:family="text">
      <style:text-properties officeooo:rsid="0010c9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Question 1</text:p>
      <text:p text:style-name="P1">Find the titles of all movies directed by Steven Spielberg.</text:p>
      <text:p text:style-name="P1"/>
      <text:p text:style-name="P1">Q. Найдите названия всех фильмов режиссера Стивена Спилберга</text:p>
      <text:p text:style-name="P1"/>
      <text:p text:style-name="P2">SELECT title FROM Movie WHERE director = 'Steven Spielberg';</text:p>
      <text:p text:style-name="P8"/>
      <text:p text:style-name="P8">+-------------------------+ </text:p>
      <text:p text:style-name="P8">| title <text:s text:c="18"/>| </text:p>
      <text:p text:style-name="P8">+-------------------------+ </text:p>
      <text:p text:style-name="P8">| E.T. <text:s text:c="19"/>| </text:p>
      <text:p text:style-name="P8">| Raiders of the Lost Ark | </text:p>
      <text:p text:style-name="P8">+-------------------------+ </text:p>
      <text:p text:style-name="P8"/>
      <text:p text:style-name="P1">Question 2</text:p>
      <text:p text:style-name="P1">Find all years that have a movie that received a rating of 4 or 5, and sort them in increasing order.</text:p>
      <text:p text:style-name="P1"/>
      <text:p text:style-name="P5">Q. Найдите все года, в которых был выпущен фильм получивший оценку 4 или 5, и отсортируйте их в порядке возрастания.</text:p>
      <text:p text:style-name="P6"/>
      <text:p text:style-name="P7">mysql&gt; SELECT DISTINCT year </text:p>
      <text:p text:style-name="P7"><text:s text:c="4"/>-&gt; FROM Movie, Rating </text:p>
      <text:p text:style-name="P7"><text:s text:c="4"/>-&gt; WHERE Movie.mID = Rating.mID AND (Rating.stars = 4 OR Rating.stars = 5) </text:p>
      <text:p text:style-name="P7"><text:s text:c="4"/>-&gt; ORDER BY year ASC; </text:p>
      <text:p text:style-name="P7">+------+ </text:p>
      <text:p text:style-name="P7">| year | </text:p>
      <text:p text:style-name="P7">+------+ </text:p>
      <text:p text:style-name="P7">| 1937 | </text:p>
      <text:p text:style-name="P7">| 1939 | </text:p>
      <text:p text:style-name="P7">| 1981 | </text:p>
      <text:p text:style-name="P7">| 2009 | </text:p>
      <text:p text:style-name="P7">+------+</text:p>
      <text:p text:style-name="P1"/>
      <text:p text:style-name="P1">Question 3</text:p>
      <text:p text:style-name="P1">Find the titles of all movies that have no ratings. </text:p>
      <text:p text:style-name="P1"/>
      <text:p text:style-name="P1">Q. Найдите названия всех фильмов, которые не получили никакую оценку.</text:p>
      <text:p text:style-name="P1"/>
      <text:p text:style-name="P8">mysql&gt; SELECT title </text:p>
      <text:p text:style-name="P8"><text:s text:c="4"/>-&gt; FROM Movie </text:p>
      <text:p text:style-name="P8"><text:s text:c="4"/>-&gt; WHERE Movie.mID NOT IN (SELECT DISTINCT mID FROM Rating); </text:p>
      <text:p text:style-name="P8">+-----------+ </text:p>
      <text:p text:style-name="P8">| title <text:s text:c="4"/>| </text:p>
      <text:p text:style-name="P8">+-----------+ </text:p>
      <text:p text:style-name="P8">| Star Wars | </text:p>
      <text:p text:style-name="P8">| Titanic <text:s text:c="2"/>| </text:p>
      <text:p text:style-name="P8">+-----------+ </text:p>
      <text:p text:style-name="P1"/>
      <text:p text:style-name="P1"><text:soft-page-break/>Question 4</text:p>
      <text:p text:style-name="P1">Some reviewers didn't provide a date with their rating. Find the names of all reviewers who have ratings with a NULL value for the date. </text:p>
      <text:p text:style-name="P1"/>
      <text:p text:style-name="P1">Q. Некоторые критики не предоставили дату, когда была поставлена оценка. Найдите имена всех критиков, у которых есть оценки и значение даты NULL.</text:p>
      <text:p text:style-name="P1"/>
      <text:p text:style-name="P10">mysql&gt; SELECT name FROM Reviewer,Rating WHERE Reviewer.rID = Rating.rID AND Rating.ratingDate = NULL; </text:p>
      <text:p text:style-name="P10">Empty set </text:p>
      <text:p text:style-name="P9"/>
      <text:p text:style-name="P1">Question 5</text:p>
      <text:p text:style-name="P1">Write a query to return the ratings data in a more readable format: reviewer name, movie title, stars, and ratingDate. Also, sort the data, first by reviewer name, then by movie title, and lastly by number of stars. </text:p>
      <text:p text:style-name="P1"/>
      <text:p text:style-name="P1">Q. Напишите запрос, который возвращает данные об оценках в более читабельном формате: reviewer name, movie title, stars и ratingDate. Также, отсортируйте данные сперва по <text:s/>имени критика, затем по названию фильма и <text:s/>в конце по количеству оценок (рейтингу). </text:p>
      <text:p text:style-name="P1"/>
      <text:p text:style-name="P11">mysql&gt; SELECT name AS reviewer_name, title AS movie_title, stars FROM Reviewer, Rating, Movie WHERE Reviewer.rID = Rating.rID AND Rating.mID = Movie.mID; </text:p>
      <text:p text:style-name="P11">+------------------+-------------------------+-------+ </text:p>
      <text:p text:style-name="P11">| reviewer_name <text:s text:c="3"/>| movie_title <text:s text:c="12"/>| stars | </text:p>
      <text:p text:style-name="P11">+------------------+-------------------------+-------+ </text:p>
      <text:p text:style-name="P11">| Sarah Martinez <text:s text:c="2"/>| Gone with the Wind <text:s text:c="5"/>| <text:s text:c="4"/>2 | </text:p>
      <text:p text:style-name="P11">| Sarah Martinez <text:s text:c="2"/>| Gone with the Wind <text:s text:c="5"/>| <text:s text:c="4"/>4 | </text:p>
      <text:p text:style-name="P11">| Daniel Lewis <text:s text:c="4"/>| Snow White <text:s text:c="13"/>| <text:s text:c="4"/>4 | </text:p>
      <text:p text:style-name="P11">| Brittany Harris <text:s/>| The Sound of Music <text:s text:c="5"/>| <text:s text:c="4"/>2 | </text:p>
      <text:p text:style-name="P11">| Brittany Harris <text:s/>| Raiders of the Lost Ark | <text:s text:c="4"/>4 | </text:p>
      <text:p text:style-name="P11">| Brittany Harris <text:s/>| Raiders of the Lost Ark | <text:s text:c="4"/>2 | </text:p>
      <text:p text:style-name="P11">| Mike Anderson <text:s text:c="3"/>| Gone with the Wind <text:s text:c="5"/>| <text:s text:c="4"/>3 | </text:p>
      <text:p text:style-name="P11">| Chris Jackson <text:s text:c="3"/>| The Sound of Music <text:s text:c="5"/>| <text:s text:c="4"/>3 | </text:p>
      <text:p text:style-name="P11">| Chris Jackson <text:s text:c="3"/>| E.T. <text:s text:c="19"/>| <text:s text:c="4"/>2 | </text:p>
      <text:p text:style-name="P11">| Chris Jackson <text:s text:c="3"/>| Raiders of the Lost Ark | <text:s text:c="4"/>4 | </text:p>
      <text:p text:style-name="P11">| Elizabeth Thomas | Avatar <text:s text:c="17"/>| <text:s text:c="4"/>3 | </text:p>
      <text:p text:style-name="P11">| Elizabeth Thomas | Snow White <text:s text:c="13"/>| <text:s text:c="4"/>5 | </text:p>
      <text:p text:style-name="P11">| James Cameron <text:s text:c="3"/>| Avatar <text:s text:c="17"/>| <text:s text:c="4"/>5 | </text:p>
      <text:p text:style-name="P11">| Ashley White <text:s text:c="4"/>| E.T. <text:s text:c="19"/>| <text:s text:c="4"/>3 | </text:p>
      <text:p text:style-name="P11">+------------------+-------------------------+-------+ </text:p>
      <text:p text:style-name="P9"/>
      <text:p text:style-name="P1">Question 6</text:p>
      <text:p text:style-name="P1">For all cases where the same reviewer rated the same movie twice and gave it a higher rating the second time, return the reviewer's name and the title of the movie. </text:p>
      <text:p text:style-name="P1"/>
      <text:p text:style-name="P1">Q. Для всех случаев, когда один и тот же критик оценил один фильм дважды и дал ему во второй раз выше оценку чем в превый, выведите имя критика и название фильма.</text:p>
      <text:p text:style-name="P1"/>
      <text:p text:style-name="P19">mysql&gt; SELECT Movie.title, Reviewer.name</text:p>
      <text:p text:style-name="P19"><text:s text:c="4"/>-&gt; FROM Movie, Reviewer,</text:p>
      <text:p text:style-name="P19"><text:s text:c="4"/>-&gt; (SELECT rID, mID, stars</text:p>
      <text:p text:style-name="P19"><text:soft-page-break/><text:s text:c="4"/>-&gt; FROM (SELECT * FROM Rating ORDER BY ratingDate DESC) AS Rating</text:p>
      <text:p text:style-name="P19"><text:s text:c="4"/>-&gt; GROUP BY rID, mID</text:p>
      <text:p text:style-name="P19"><text:s text:c="4"/>-&gt; HAVING <text:s/>COUNT(*) = 2 AND stars = MAX(stars)) AS tmp</text:p>
      <text:p text:style-name="P19"><text:s text:c="4"/>-&gt; WHERE tmp.rID = Reviewer.rID AND tmp.mID = Movie.mID;</text:p>
      <text:p text:style-name="P19">+--------------------+----------------+</text:p>
      <text:p text:style-name="P19">| title <text:s text:c="13"/>| name <text:s text:c="10"/>|</text:p>
      <text:p text:style-name="P19">+--------------------+----------------+</text:p>
      <text:p text:style-name="P19">| Gone with the Wind | Sarah Martinez |</text:p>
      <text:p text:style-name="P19">+--------------------+----------------+</text:p>
      <text:p text:style-name="P1">Question 7</text:p>
      <text:p text:style-name="P1">For each movie that has at least one rating, find the highest number of stars that movie received. Return the movie title and number of stars. Sort by movie title.</text:p>
      <text:p text:style-name="P1"/>
      <text:p text:style-name="P1">Q. Для каждого фильма, у которого есть хотя бы одна оценка, найдите наибольшее количество звезд, которые фильм получил. Выведите название фильма и количество звезд. Отсортируйте их по названию фильма.</text:p>
      <text:p text:style-name="P1"/>
      <text:p text:style-name="P13">mysql&gt; SELECT title, stars </text:p>
      <text:p text:style-name="P13"><text:s text:c="4"/>-&gt; FROM Movie, (SELECT mID, MAX(stars) AS stars </text:p>
      <text:p text:style-name="P13"><text:s text:c="4"/>-&gt; FROM Rating </text:p>
      <text:p text:style-name="P13"><text:s text:c="4"/>-&gt; GROUP BY mID) AS tmp </text:p>
      <text:p text:style-name="P13"><text:s text:c="4"/>-&gt; WHERE Movie.mID = tmp.mID </text:p>
      <text:p text:style-name="P13"><text:s text:c="4"/>-&gt; ORDER BY title; </text:p>
      <text:p text:style-name="P13">+-------------------------+-------+ </text:p>
      <text:p text:style-name="P13">| title <text:s text:c="18"/>| stars | </text:p>
      <text:p text:style-name="P13">+-------------------------+-------+ </text:p>
      <text:p text:style-name="P13">| Avatar <text:s text:c="17"/>| <text:s text:c="4"/>5 | </text:p>
      <text:p text:style-name="P13">| E.T. <text:s text:c="19"/>| <text:s text:c="4"/>3 | </text:p>
      <text:p text:style-name="P13">| Gone with the Wind <text:s text:c="5"/>| <text:s text:c="4"/>4 | </text:p>
      <text:p text:style-name="P13">| Raiders of the Lost Ark | <text:s text:c="4"/>4 | </text:p>
      <text:p text:style-name="P13">| Snow White <text:s text:c="13"/>| <text:s text:c="4"/>5 | </text:p>
      <text:p text:style-name="P13">| The Sound of Music <text:s text:c="5"/>| <text:s text:c="4"/>3 | </text:p>
      <text:p text:style-name="P13">+-------------------------+-------+ </text:p>
      <text:p text:style-name="P1"/>
      <text:p text:style-name="P1">Question 8</text:p>
      <text:p text:style-name="P1">For each movie, return the title and the 'rating spread', that is, the difference between highest and lowest ratings given to that movie. Sort by rating spread from highest to lowest, then by movie title. </text:p>
      <text:p text:style-name="P1"/>
      <text:p text:style-name="P1">Q. Для каждого фильма выведите название и “разницу в оценке”, то есть разницу между наивысшей и наинизшей оценках, которые получал фильм. Отсортируйте по этой разнице от наивысшей до самой низкой, а потом по названию фильма. </text:p>
      <text:p text:style-name="P1"/>
      <text:p text:style-name="P3">mysql&gt; SELECT title, (MAX(stars) - MIN(stars)) AS ds </text:p>
      <text:p text:style-name="P14"><text:s text:c="4"/>-&gt; FROM Movie, Rating </text:p>
      <text:p text:style-name="P14"><text:s text:c="4"/>-&gt; WHERE Movie.mID = Rating.mID </text:p>
      <text:p text:style-name="P14"><text:s text:c="4"/>-&gt; GROUP BY Movie.mID </text:p>
      <text:p text:style-name="P14"><text:s text:c="4"/>-&gt; ORDER BY ds, title; </text:p>
      <text:p text:style-name="P14">+-------------------------+------+ </text:p>
      <text:p text:style-name="P14">| title <text:s text:c="18"/>| ds <text:s text:c="2"/>| </text:p>
      <text:p text:style-name="P14">+-------------------------+------+ </text:p>
      <text:p text:style-name="P14"><text:soft-page-break/>| E.T. <text:s text:c="19"/>| <text:s text:c="3"/>1 | </text:p>
      <text:p text:style-name="P14">| Snow White <text:s text:c="13"/>| <text:s text:c="3"/>1 | </text:p>
      <text:p text:style-name="P14">| The Sound of Music <text:s text:c="5"/>| <text:s text:c="3"/>1 | </text:p>
      <text:p text:style-name="P14">| Avatar <text:s text:c="17"/>| <text:s text:c="3"/>2 | </text:p>
      <text:p text:style-name="P14">| Gone with the Wind <text:s text:c="5"/>| <text:s text:c="3"/>2 | </text:p>
      <text:p text:style-name="P14">| Raiders of the Lost Ark | <text:s text:c="3"/>2 | </text:p>
      <text:p text:style-name="P14">+-------------------------+------+ </text:p>
      <text:p text:style-name="P1"/>
      <text:p text:style-name="P1">Question 9</text:p>
      <text:p text:style-name="P1">Find the difference between the average rating of movies released before 1980 and the average rating of movies released after 1980. (Make sure to calculate the average rating for each movie, then the average of those averages for movies before 1980 and movies after. Don't just calculate the overall average rating before and after 1980.) </text:p>
      <text:p text:style-name="P1"/>
      <text:p text:style-name="P1">Q. Найдите разницу между средней оценкой фильмов, выпущенных до 1980 года и средней оценкой фильмов, выпущенных после 1980 года. (Убедитесь, что вы посчитали среднюю оценку для каждого фильма, потом среднее значение этих средних значений для фильмов, выпущенных до и после 1980 года. А не просто подсчитайте общую среднюю оценку до и после 1980 года. )</text:p>
      <text:p text:style-name="P1"/>
      <text:p text:style-name="P15">mysql&gt; SELECT AVG(before80) AS before80, AVG(after80) AS after80, ( AVG(after80) - AVG(before80)) AS diff </text:p>
      <text:p text:style-name="P15"><text:s text:c="4"/>-&gt; FROM (SELECT AVG(stars) AS after80 </text:p>
      <text:p text:style-name="P15"><text:s text:c="4"/>-&gt; FROM Movie, Rating </text:p>
      <text:p text:style-name="P15"><text:s text:c="4"/>-&gt; WHERE Movie.mID = Rating.mID </text:p>
      <text:p text:style-name="P15"><text:s text:c="4"/>-&gt; GROUP BY title,year </text:p>
      <text:p text:style-name="P15"><text:s text:c="4"/>-&gt; HAVING year &lt; 1980) AS st_before80, </text:p>
      <text:p text:style-name="P15"><text:s text:c="4"/>-&gt; (SELECT AVG(stars) AS before80 </text:p>
      <text:p text:style-name="P15"><text:s text:c="4"/>-&gt; FROM Movie, Rating </text:p>
      <text:p text:style-name="P15"><text:s text:c="4"/>-&gt; WHERE Movie.mID = Rating.mID </text:p>
      <text:p text:style-name="P15"><text:s text:c="4"/>-&gt; GROUP BY title,year </text:p>
      <text:p text:style-name="P15"><text:s text:c="4"/>-&gt; HAVING year &gt; 1980) AS st_after80; </text:p>
      <text:p text:style-name="P15">+------------+------------+------------+ </text:p>
      <text:p text:style-name="P15">| before80 <text:s text:c="2"/>| after80 <text:s text:c="3"/>| diff <text:s text:c="6"/>| </text:p>
      <text:p text:style-name="P15">+------------+------------+------------+ </text:p>
      <text:p text:style-name="P15">| 3.27776667 | 3.33333333 | 0.05556667 | </text:p>
      <text:p text:style-name="P15">+------------+------------+------------+ </text:p>
      <text:p text:style-name="P1"/>
      <text:p text:style-name="P1">SQL Movie-Rating Modification Exercises</text:p>
      <text:p text:style-name="P1"/>
      <text:p text:style-name="P1">Question 1</text:p>
      <text:p text:style-name="P1">Add the reviewer Roger Ebert to your database, with an rID of 209.</text:p>
      <text:p text:style-name="P1"/>
      <text:p text:style-name="P1">Q. Добавьте критика Roger Ebert в Вашу базу данных с rID - 209.</text:p>
      <text:p text:style-name="P4"><text:s/>INSERT INTO Reviewer VALUES(209, 'Roger Ebert');</text:p>
      <text:p text:style-name="P1"/>
      <text:p text:style-name="P1">Question 2</text:p>
      <text:p text:style-name="P1">Insert 5-star ratings by James Cameron for all movies in the database. Leave the review date as NULL.</text:p>
      <text:p text:style-name="P1"/>
      <text:p text:style-name="P1"><text:soft-page-break/>Q. Вставьте оценку 5, выставленную James Cameron, для всех фильмов в базе данных. Оставьте дату выставления оценки NULL. </text:p>
      <text:p text:style-name="P1"/>
      <text:p text:style-name="P16">mysql&gt; UPDATE Rating SET stars = 5, <text:span text:style-name="T2">ratingDate = NULL</text:span></text:p>
      <text:p text:style-name="P16">WHERE rID = (SELECT rID FROM Reviewer WHERE name = 'James Cameron'); </text:p>
      <text:p text:style-name="P16">Query OK, 0 rows affected (0.05 sec) </text:p>
      <text:p text:style-name="P16">Rows matched: 1 <text:s/>Changed: <text:span text:style-name="T1">1</text:span> Warnings: 0 </text:p>
      <text:p text:style-name="P1"/>
      <text:p text:style-name="P1">Question 3</text:p>
      <text:p text:style-name="P1">For all movies that have an average rating of 4 stars or higher, add 25 to the release year. (Update the existing tuples; don't insert new tuples.)</text:p>
      <text:p text:style-name="P1"/>
      <text:p text:style-name="P1">Q. Для всех фильмов, у которых средняя оценка 4 или выше, добавьте 25 к году выпуска. (Используйте update, а не insert). </text:p>
      <text:p text:style-name="P9"/>
      <text:p text:style-name="P17">UPDATE Movie SET year = year + 25 WHERE 4 &lt;= (SELECT AVG(stars) FROM Rating WHERE Movie.mID = Rating.mID); </text:p>
      <text:p text:style-name="P17">Query OK, 2 rows affected (0.05 sec) </text:p>
      <text:p text:style-name="P17">Rows matched: 2 <text:s/>Changed: 2 <text:s/>Warnings: 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Lohit Hindi" svg:font-family="'Lohit Hindi'"/>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hyphenation-ladder-count="no-limit"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language="en" fo:country="US" fo:font-style="normal" style:text-underline-style="none" fo:font-weight="normal" style:font-name-asian="Arial" style:font-family-asian="Arial" style:font-family-generic-asian="swiss" style:font-pitch-asian="variable" style:font-size-asian="11pt" style:language-asian="zh" style:country-asian="CN" style:font-style-asian="normal" style:font-weight-asian="normal" style:font-name-complex="Arial" style:font-family-complex="Arial" style:font-family-generic-complex="swiss" style:font-pitch-complex="variable" style:font-size-complex="11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top="0.847cm" fo:margin-bottom="0.212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WW8Num1" style:class="text">
      <style:paragraph-properties fo:margin-top="0.635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list-style-name="WW8Num1" style:class="text">
      <style:paragraph-properties fo:margin-top="0.494cm" fo:margin-bottom="0.141cm" style:contextual-spacing="false"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423cm" fo:margin-bottom="0.071cm" style:contextual-spacing="false"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list-style-name="WW8Num1" style:class="text">
      <style:paragraph-properties fo:margin-top="0.388cm" fo:margin-bottom="0.071cm" style:contextual-spacing="false"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list-style-name="WW8Num1" style:class="text">
      <style:paragraph-properties fo:margin-top="0.353cm" fo:margin-bottom="0.071cm" style:contextual-spacing="false" fo:line-height="100%" fo:break-before="auto" fo:break-after="auto" style:writing-mode="lr-tb"/>
      <style:text-properties fo:color="#666666" fo:font-size="10pt" fo:font-style="italic" style:font-size-asian="10pt" style:font-style-asian="italic" style:font-size-complex="10pt" style:font-style-complex="italic"/>
    </style:style>
    <style:style style:name="Heading_20__28_user_29_" style:display-name="Heading (user)" style:family="paragraph" style:parent-style-name="Standard" style:next-style-name="Text_20_body">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Subtitle" style:family="paragraph" style:parent-style-name="Standard" style:next-style-name="Text_20_body" style:class="chapter">
      <style:paragraph-properties fo:margin-top="0.635cm" fo:margin-bottom="0.141cm" style:contextual-spacing="false" fo:line-height="100%"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editing-duration>P23DT23H9M4S</meta:editing-duration>
    <dc:date>2015-03-24T10:28:55.986000788</dc:date>
    <meta:generator>LibreOffice/4.2.7.2$Linux_X86_64 LibreOffice_project/420m0$Build-2</meta:generator>
    <meta:document-statistic meta:table-count="0" meta:image-count="0" meta:object-count="0" meta:page-count="5" meta:paragraph-count="153" meta:word-count="1348" meta:character-count="8363" meta:non-whitespace-character-count="6466"/>
  </office:meta>
</office:document-meta>
</file>